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1a1" officeooo:paragraph-rsid="0003f1a1"/>
    </style:style>
    <style:style style:name="P2" style:family="paragraph" style:parent-style-name="Standard">
      <style:text-properties officeooo:paragraph-rsid="0003f1a1"/>
    </style:style>
    <style:style style:name="P3" style:family="paragraph" style:parent-style-name="Standard">
      <style:text-properties officeooo:rsid="0003f1a1" officeooo:paragraph-rsid="0003f1a1"/>
    </style:style>
    <style:style style:name="T1" style:family="text">
      <style:text-properties officeooo:rsid="0003f1a1"/>
    </style:style>
    <style:style style:name="T2" style:family="text">
      <style:text-properties officeooo:rsid="0005c0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laces de interés para crear un sitio web bonito:</text:p>
      <text:p text:style-name="P1"><text:a xlink:type="simple" xlink:href="https://cybmeta.com/como-hacer-un-iframe-responsive" text:style-name="Internet_20_link" text:visited-style-name="Visited_20_Internet_20_Link">https://cybmeta.com/como-hacer-un-iframe-responsive</text:a> (sin comentarios).</text:p>
      <text:p text:style-name="P1"/>
      <text:p text:style-name="P1"><text:a xlink:type="simple" xlink:href="http://www.staffcreativa.pe/blog/guias-de-estilo-diseno-de-paginas-web-diez-marcas-que-amamos/" text:style-name="Internet_20_link" text:visited-style-name="Visited_20_Internet_20_Link">http://www.staffcreativa.pe/blog/guias-de-estilo-diseno-de-paginas-web-diez-marcas-que-amamos/</text:a> Guías de estilo de paginas “conocidas” con cosas a aprender para crear paginas web interesantes.</text:p>
      <text:p text:style-name="P2"><text:span text:style-name="T1">También habla de herramientas para </text:span>desarrollar y mantener tu guía de estilo de páginas web</text:p>
      <text:p text:style-name="P1"/>
      <text:p text:style-name="P1"><text:a xlink:type="simple" xlink:href="https://www.flaticon.com/" text:style-name="Internet_20_link" text:visited-style-name="Visited_20_Internet_20_Link">https://www.flaticon.com/</text:a>. <text:span text:style-name="T2">Descargar iconos.</text:span></text:p>
      <text:p text:style-name="P1"/>
      <text:p text:style-name="P1">https://github.com/h5bp/html5-boilerpl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6:20.571314252</meta:creation-date>
    <dc:date>2018-10-18T12:54:07.318913284</dc:date>
    <meta:editing-duration>PT1H8M1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47" meta:character-count="486" meta:non-whitespace-character-count="445"/>
  </office:meta>
</office:document-meta>
</file>